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81.48pt" svg:y="32.88pt">
            <draw:object draw:notify-on-update-of-ranges="Sheet1.C2:Sheet1.C2 Sheet1.C3:Sheet1.C9 Sheet1.D2:Sheet1.D2 Sheet1.D3:Sheet1.D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ownloads</text:p>
          </table:table-cell>
        </table:table-row>
        <table:table-row table:style-name="ro1">
          <table:table-cell/>
          <table:table-cell office:value-type="string" calcext:value-type="string">
            <text:p>0.0.6</text:p>
          </table:table-cell>
          <table:table-cell office:value-type="date" office:date-value="2019-03-27" calcext:value-type="date">
            <text:p>2019-03-27</text:p>
          </table:table-cell>
          <table:table-cell office:value-type="float" office:value="5150" calcext:value-type="float">
            <text:p>5150</text:p>
          </table:table-cell>
        </table:table-row>
        <table:table-row table:style-name="ro1">
          <table:table-cell/>
          <table:table-cell office:value-type="string" calcext:value-type="string">
            <text:p>0.0.9</text:p>
          </table:table-cell>
          <table:table-cell office:value-type="date" office:date-value="2020-01-29" calcext:value-type="date">
            <text:p>2020-01-29</text:p>
          </table:table-cell>
          <table:table-cell office:value-type="float" office:value="8287" calcext:value-type="float">
            <text:p>8287</text:p>
          </table:table-cell>
        </table:table-row>
        <table:table-row table:style-name="ro1">
          <table:table-cell/>
          <table:table-cell office:value-type="string" calcext:value-type="string">
            <text:p>0.0.10</text:p>
          </table:table-cell>
          <table:table-cell office:value-type="date" office:date-value="2020-09-02" calcext:value-type="date">
            <text:p>2020-09-02</text:p>
          </table:table-cell>
          <table:table-cell office:value-type="float" office:value="10926" calcext:value-type="float">
            <text:p>10926</text:p>
          </table:table-cell>
        </table:table-row>
        <table:table-row table:style-name="ro1">
          <table:table-cell/>
          <table:table-cell office:value-type="string" calcext:value-type="string">
            <text:p>0.0.11</text:p>
          </table:table-cell>
          <table:table-cell office:value-type="date" office:date-value="2020-10-13" calcext:value-type="date">
            <text:p>2020-10-13</text:p>
          </table:table-cell>
          <table:table-cell office:value-type="float" office:value="11410" calcext:value-type="float">
            <text:p>11410</text:p>
          </table:table-cell>
        </table:table-row>
        <table:table-row table:style-name="ro1">
          <table:table-cell/>
          <table:table-cell office:value-type="string" calcext:value-type="string">
            <text:p>1.0.0</text:p>
          </table:table-cell>
          <table:table-cell office:value-type="date" office:date-value="2021-03-19" calcext:value-type="date">
            <text:p>2021-03-19</text:p>
          </table:table-cell>
          <table:table-cell office:value-type="float" office:value="13518" calcext:value-type="float">
            <text:p>13518</text:p>
          </table:table-cell>
        </table:table-row>
        <table:table-row table:style-name="ro1">
          <table:table-cell/>
          <table:table-cell office:value-type="string" calcext:value-type="string">
            <text:p>1.1.0</text:p>
          </table:table-cell>
          <table:table-cell office:value-type="date" office:date-value="2021-04-09" calcext:value-type="date">
            <text:p>2021-04-09</text:p>
          </table:table-cell>
          <table:table-cell office:value-type="float" office:value="13755" calcext:value-type="float">
            <text:p>13755</text:p>
          </table:table-cell>
        </table:table-row>
        <table:table-row table:style-name="ro1">
          <table:table-cell table:number-columns-repeated="2"/>
          <table:table-cell office:value-type="date" office:date-value="2021-10-08" calcext:value-type="date">
            <text:p>2021-10-08</text:p>
          </table:table-cell>
          <table:table-cell office:value-type="float" office:value="16046" calcext:value-type="float">
            <text:p>160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Nadot</meta:initial-creator>
    <meta:creation-date>2021-10-08T11:32:43.781154273</meta:creation-date>
    <meta:generator>LibreOffice/6.0.7.3$Linux_X86_64 LibreOffice_project/00m0$Build-3</meta:generator>
    <dc:date>2021-10-08T16:28:29.613399015</dc:date>
    <dc:creator>Victor Nadot</dc:creator>
    <meta:editing-duration>PT4H12M27S</meta:editing-duration>
    <meta:editing-cycles>1</meta:editing-cycles>
    <meta:document-statistic meta:table-count="1" meta:cell-count="2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 style:rotation-angle="18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83cm" svg:y="0.316cm" chart:style-name="ch2">
          <text:p>vscode-epics downloads</text:p>
        </chart:title>
        <chart:legend chart:legend-position="end" svg:x="13.042cm" svg:y="4.201cm" style:legend-expansion="high" chart:style-name="ch3"/>
        <chart:plot-area chart:style-name="ch4" table:cell-range-address="Sheet1.C2:Sheet1.D9" chart:data-source-has-labels="both" svg:x="0.32cm" svg:y="1.275cm" svg:width="12.402cm" svg:height="7.545cm">
          <chartooo:coordinate-region svg:x="1.994cm" svg:y="1.474cm" svg:width="10.667cm" svg:height="6.195cm"/>
          <chart:axis chart:dimension="x" chart:name="primary-x" chart:style-name="ch5" chartooo:axis-type="auto">
            <chart:categories table:cell-range-address="Sheet1.C3:Sheet1.C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3:Sheet1.D9" chart:label-cell-address="Sheet1.D2:Sheet1.D2" chart:class="chart:scatter">
            <chart:domain table:cell-range-address="Sheet1.C3:Sheet1.C9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loads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43551">
                <text:p>43551</text:p>
                <draw:g>
                  <svg:desc>Sheet1.C3:Sheet1.C9</svg:desc>
                </draw:g>
              </table:table-cell>
              <table:table-cell office:value-type="float" office:value="5150">
                <text:p>5150</text:p>
                <draw:g>
                  <svg:desc>Sheet1.D3:Sheet1.D9</svg:desc>
                </draw:g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8287">
                <text:p>8287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0926">
                <text:p>10926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11410">
                <text:p>11410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3518">
                <text:p>13518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3755">
                <text:p>13755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6046">
                <text:p>160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